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eBuilderTests.sameHeaderValueAddedNotModifiedSameMessag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ssageBuilderTests.createIdRegener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ssageBuilderTests.buildMessageWithDefaultMutabilit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essageBuilderTests.createErrorMessageFromError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essageBuilderTests.copySameHeaderValuesNotModifiedSameMessag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essageBuilderTests.containsHeaderNotModifiedSameMessag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ssageBuilderTests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essageBuilderTests.createFrom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ssageBuilderTests.buildMessageWithMutableHead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essageBuilderTests.timestampValueRead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ssageBuilderTests.idHeaderValueRead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ssageBuilderTests.copiedHeader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MessageBuilderTests.buildMessageWithoutIdAndTimestam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ssageBuilderTests.buildMultipleMessage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essageBuilderTests.copyHeadersIfAbs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essageBuilderTests.settingToNullRemov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essageBuilderTests.simpleMessageCre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BuilderTests.header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essageBuilderTests.notModifiedSameMessag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